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5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5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9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2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2" table:formula="of:=AVERAGE([.H100:.H106])" office:value-type="float" office:value="0.142857142857143" calcext:value-type="float">
            <text:p>0,1</text:p>
          </table:table-cell>
          <table:table-cell table:style-name="ce35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style-name="ce35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formula="of:=AVERAGE([.H101:.H107])" office:value-type="float" office:value="0.166666666666667" calcext:value-type="float">
            <text:p>0,2</text:p>
          </table:table-cell>
          <table:table-cell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5" calcext:value-type="float">
            <text:p>0,3</text:p>
          </table:table-cell>
          <table:table-cell table:formula="of:=AVERAGE([.H102:.H108])" office:value-type="float" office:value="0.2" calcext:value-type="float">
            <text:p>0,2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8" office:value-type="float" office:value="17" calcext:value-type="float">
            <text:p>17</text:p>
          </table:table-cell>
          <table:table-cell table:style-name="ce18" table:formula="of:= [.D105] + [.C106]" office:value-type="float" office:value="1720288" calcext:value-type="float">
            <text:p>1 720 288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5] + [.F106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05] + [.H106]" office:value-type="float" office:value="487506" calcext:value-type="float">
            <text:p>487 506</text:p>
          </table:table-cell>
          <table:table-cell table:style-name="ce29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5" calcext:value-type="float">
            <text:p>0,5</text:p>
          </table:table-cell>
          <table:table-cell table:formula="of:=AVERAGE([.H104:.H108])" office:value-type="float" office:value="0.333333333333333" calcext:value-type="float">
            <text:p>0,3</text:p>
          </table:table-cell>
          <table:table-cell table:formula="of:=AVERAGE([.H103:.H109])" office:value-type="float" office:value="0.25" calcext:value-type="float">
            <text:p>0,3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/>
          <table:table-cell table:formula="of:= [.D106] + [.C107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06] + [.F107]" office:value-type="float" office:value="83492" calcext:value-type="float">
            <text:p>83 492</text:p>
          </table:table-cell>
          <table:table-cell table:style-name="ce5"/>
          <table:table-cell table:formula="of:= [.I106] + [.H107]" office:value-type="float" office:value="487506" calcext:value-type="float">
            <text:p>487 506</text:p>
          </table:table-cell>
          <table:table-cell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5" calcext:value-type="float">
            <text:p>0,5</text:p>
          </table:table-cell>
          <table:table-cell table:formula="of:=AVERAGE([.H104:.H110])" office:value-type="float" office:value="0.333333333333333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1" calcext:value-type="float">
            <text:p>1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6" calcext:value-type="float">
            <text:p>487 506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string" office:string-value="" calcext:value-type="error">
            <text:p>#DIV/0!</text:p>
          </table:table-cell>
          <table:table-cell table:formula="of:=AVERAGE([.F106:.F110])" office:value-type="float" office:value="0" calcext:value-type="float">
            <text:p>0,0</text:p>
          </table:table-cell>
          <table:table-cell table:formula="of:=AVERAGE([.F105:.F111])" office:value-type="float" office:value="0" calcext:value-type="float">
            <text:p>0,0</text:p>
          </table:table-cell>
          <table:table-cell table:formula="of:=AVERAGE([.H107:.H109])" office:value-type="string" office:string-value="" calcext:value-type="error">
            <text:p>#DIV/0!</text:p>
          </table:table-cell>
          <table:table-cell table:formula="of:=AVERAGE([.H106:.H110])" office:value-type="float" office:value="0" calcext:value-type="float">
            <text:p>0,0</text:p>
          </table:table-cell>
          <table:table-cell table:formula="of:=AVERAGE([.H105:.H111])" office:value-type="float" office:value="0.5" calcext:value-type="float">
            <text:p>0,5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float" office:value="1" calcext:value-type="float">
            <text:p>1.0000</text:p>
          </table:table-cell>
          <table:table-cell table:formula="of:= AVERAGE([.X107:.X109])" office:value-type="float" office:value="0.666666666666667" calcext:value-type="float">
            <text:p>0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6" calcext:value-type="float">
            <text:p>487 506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string" office:string-value="" calcext:value-type="error">
            <text:p>#DIV/0!</text:p>
          </table:table-cell>
          <table:table-cell table:formula="of:=AVERAGE([.F106:.F112])" office:value-type="float" office:value="0" calcext:value-type="float">
            <text:p>0,0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string" office:string-value="" calcext:value-type="error">
            <text:p>#DIV/0!</text:p>
          </table:table-cell>
          <table:table-cell table:formula="of:=AVERAGE([.H106:.H112])" office:value-type="float" office:value="0" calcext:value-type="float">
            <text:p>0,0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float" office:value="0" calcext:value-type="float">
            <text:p>0.0000</text:p>
          </table:table-cell>
          <table:table-cell table:formula="of:= AVERAGE([.X108:.X110])" office:value-type="float" office:value="0.333333333333333" calcext:value-type="float">
            <text:p>0.3333</text:p>
          </table:table-cell>
          <table:table-cell table:formula="of:= AVERAGE([.X107:.X111])" office:value-type="float" office:value="0.4" calcext:value-type="float">
            <text:p>0.4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6" calcext:value-type="float">
            <text:p>487 506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string" office:string-value="" calcext:value-type="error">
            <text:p>#DIV/0!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string" office:string-value="" calcext:value-type="error">
            <text:p>#DIV/0!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float" office:value="0" calcext:value-type="float">
            <text:p>0.0000</text:p>
          </table:table-cell>
          <table:table-cell table:formula="of:= AVERAGE([.X109:.X111])" office:value-type="float" office:value="0" calcext:value-type="float">
            <text:p>0.0000</text:p>
          </table:table-cell>
          <table:table-cell table:formula="of:= AVERAGE([.X108:.X112])" office:value-type="float" office:value="0.2" calcext:value-type="float">
            <text:p>0.2000</text:p>
          </table:table-cell>
          <table:table-cell table:formula="of:= AVERAGE([.X107:.X113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6" calcext:value-type="float">
            <text:p>487 506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" calcext:value-type="float">
            <text:p>0.0000</text:p>
          </table:table-cell>
          <table:table-cell table:formula="of:= AVERAGE([.X110:.X112])" office:value-type="float" office:value="0" calcext:value-type="float">
            <text:p>0.0000</text:p>
          </table:table-cell>
          <table:table-cell table:formula="of:= AVERAGE([.X109:.X113])" office:value-type="float" office:value="0" calcext:value-type="float">
            <text:p>0.0000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6" calcext:value-type="float">
            <text:p>487 506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" calcext:value-type="float">
            <text:p>0.0000</text:p>
          </table:table-cell>
          <table:table-cell table:formula="of:= AVERAGE([.X111:.X113])" office:value-type="float" office:value="0" calcext:value-type="float">
            <text:p>0.0000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6" calcext:value-type="float">
            <text:p>487 506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6" calcext:value-type="float">
            <text:p>487 506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6" calcext:value-type="float">
            <text:p>487 506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6" calcext:value-type="float">
            <text:p>487 506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6" calcext:value-type="float">
            <text:p>487 506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6" calcext:value-type="float">
            <text:p>487 506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6" calcext:value-type="float">
            <text:p>487 506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6" calcext:value-type="float">
            <text:p>487 506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6" calcext:value-type="float">
            <text:p>487 506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6" calcext:value-type="float">
            <text:p>487 506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6" calcext:value-type="float">
            <text:p>487 506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6" calcext:value-type="float">
            <text:p>487 506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6" calcext:value-type="float">
            <text:p>487 506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6" calcext:value-type="float">
            <text:p>487 506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6" calcext:value-type="float">
            <text:p>487 506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6" calcext:value-type="float">
            <text:p>487 506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6" calcext:value-type="float">
            <text:p>487 506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6" calcext:value-type="float">
            <text:p>487 506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6" calcext:value-type="float">
            <text:p>487 506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6" calcext:value-type="float">
            <text:p>487 506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6" calcext:value-type="float">
            <text:p>487 506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6" calcext:value-type="float">
            <text:p>487 506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6" calcext:value-type="float">
            <text:p>487 506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6" calcext:value-type="float">
            <text:p>487 506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6" calcext:value-type="float">
            <text:p>487 506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6" calcext:value-type="float">
            <text:p>487 506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6" calcext:value-type="float">
            <text:p>487 506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6" calcext:value-type="float">
            <text:p>487 506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6" calcext:value-type="float">
            <text:p>487 506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6" calcext:value-type="float">
            <text:p>487 506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6" calcext:value-type="float">
            <text:p>487 506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6" calcext:value-type="float">
            <text:p>487 506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6" calcext:value-type="float">
            <text:p>487 506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6" calcext:value-type="float">
            <text:p>487 506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6" calcext:value-type="float">
            <text:p>487 506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6" calcext:value-type="float">
            <text:p>487 506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6" calcext:value-type="float">
            <text:p>487 506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6" calcext:value-type="float">
            <text:p>487 506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6" calcext:value-type="float">
            <text:p>487 506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6" calcext:value-type="float">
            <text:p>487 506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288" calcext:value-type="float">
            <text:p>1 720 288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6" calcext:value-type="float">
            <text:p>487 506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6T00:04:51.868471221</dc:date>
    <meta:editing-duration>P66DT9H40M13S</meta:editing-duration>
    <meta:editing-cycles>120</meta:editing-cycles>
    <meta:generator>LibreOffice/6.0.7.3$Linux_X86_64 LibreOffice_project/00m0$Build-3</meta:generator>
    <meta:document-statistic meta:table-count="2" meta:cell-count="33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